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! This page contains spoilers for #furry-the-rock! I'm adverse to learning spoilers myself, but <text:span text:style-name="T1">not</text:span><text:span text:style-name="T2"> so adverse to sharing them. It may be a while until these things are brought up in the roleplay- </text:span><text:span text:style-name="T1">if</text:span><text:span text:style-name="T2"> they ever indeed are- and I may not remember my ideas as clearly as I do right now.</text:span></text:p>
      <text:p text:style-name="P1"><text:span text:style-name="T2"/></text:p>
      <text:p text:style-name="P1"><text:span text:style-name="T2">So! For your reading entertainment, I've catalogued <text:s/>a few interesting things about the “lore” of #furry-the-rock. Admittedly, I came up with most of this far after we started, and since it hasn't been referenced in the RP, it isn't </text:span><text:span text:style-name="T1">technically</text:span><text:span text:style-name="T2"> canon yet, but I do plan on using this material! If unused, I'm sure the material here will at least provide inspiration for how to </text:span><text:span text:style-name="T1">re</text:span><text:span text:style-name="T2">work the story.</text:span></text:p>
      <text:p text:style-name="P1"><text:span text:style-name="T2"/></text:p>
      <text:p text:style-name="P1"><text:span text:style-name="T2">Anywho! Without further ado, the first major “</text:span><text:span text:style-name="T3">spoiler</text:span><text:span text:style-name="T2">”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ucard Belmonde</meta:initial-creator>
    <meta:creation-date>2025-04-04T21:12:27.78</meta:creation-date>
    <meta:document-statistic meta:table-count="0" meta:image-count="0" meta:object-count="0" meta:page-count="1" meta:paragraph-count="3" meta:word-count="129" meta:character-count="739"/>
    <dc:date>2025-04-04T21:16:57.16</dc:date>
    <dc:creator>Alucard Belmonde</dc:creator>
    <meta:editing-duration>PT4M30S</meta:editing-duration>
    <meta:editing-cycles>1</meta:editing-cycles>
    <meta:generator>OpenOffice/4.1.7$Win32 OpenOffice.org_project/417m1$Build-9800</meta:generator>
  </office:meta>
</office:document-meta>
</file>